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8C300000CC7CF1AEA0C.png" manifest:media-type="image/png"/>
  <manifest:file-entry manifest:full-path="Pictures/10000201000008C300000CC743C175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Character_20_Record_20_Sheet">
      <style:paragraph-properties fo:text-align="center" style:justify-single-word="false" style:page-number="auto"/>
      <style:text-properties officeooo:rsid="0028d322" officeooo:paragraph-rsid="000beb67"/>
    </style:style>
    <style:style style:name="P2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rsid="0028d322" officeooo:paragraph-rsid="000beb67"/>
    </style:style>
    <style:style style:name="P4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width="6.6874in" svg:height="9.752in" draw:z-index="0"><draw:image xlink:href="Pictures/10000201000008C300000CC743C17572.png" xlink:type="simple" xlink:show="embed" xlink:actuate="onLoad"/></draw:frame></text:p>
      <text:p text:style-name="P3"><draw:frame draw:style-name="fr1" draw:name="Image2" text:anchor-type="paragraph" svg:width="6.6929in" svg:height="9.7602in" draw:z-index="1"><draw:image xlink:href="Pictures/10000201000008C300000CC7CF1AEA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6-05-03T07:11:09.560662802</dc:date>
    <meta:editing-duration>PT10M27S</meta:editing-duration>
    <meta:editing-cycles>6</meta:editing-cycles>
    <meta:generator>LibreOffice/5.0.0.5$Linux_X86_64 LibreOffice_project/00m0$Build-5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